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4.5cm" svg:height="2.4cm" svg:x="2.6cm" svg:y="2.3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4cm" svg:x="8.8cm" svg:y="2.3cm">
          <text:p text:style-name="P1">Weap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4cm" svg:x="14.8cm" svg:y="2.3cm">
          <text:p text:style-name="P1">Projectil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5cm" svg:y1="3.5cm" svg:x2="15.7cm" svg:y2="3.5cm">
          <text:p/>
        </draw:line>
        <draw:line draw:style-name="gr2" draw:text-style-name="P3" draw:layer="layout" svg:x1="6.2cm" svg:y1="3.4cm" svg:x2="9.6cm" svg:y2="3.4cm">
          <text:p/>
        </draw:line>
        <draw:frame draw:style-name="gr3" draw:text-style-name="P5" draw:layer="layout" svg:width="0.9cm" svg:height="1.5cm" svg:x="1.3cm" svg:y="2.9cm">
          <draw:text-box>
            <text:p text:style-name="P4"><text:span text:style-name="T1">A</text:span></text:p>
          </draw:text-box>
        </draw:frame>
        <draw:custom-shape draw:style-name="gr1" draw:text-style-name="P2" draw:layer="layout" svg:width="4.5cm" svg:height="2.4cm" svg:x="2.6cm" svg:y="5.6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4cm" svg:x="8.8cm" svg:y="5.6cm">
          <text:p text:style-name="P1">Weap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.4cm" svg:x="14.8cm" svg:y="5.6cm">
          <text:p text:style-name="P1">Projectil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cm" svg:y1="6.793cm" svg:x2="12.5cm" svg:y2="6.806cm">
          <text:p/>
        </draw:line>
        <draw:line draw:style-name="gr2" draw:text-style-name="P3" draw:layer="layout" svg:x1="9.6cm" svg:y1="6.691cm" svg:x2="6.2cm" svg:y2="6.71cm">
          <text:p/>
        </draw:line>
        <draw:frame draw:style-name="gr3" draw:text-style-name="P5" draw:layer="layout" svg:width="0.9cm" svg:height="1.5cm" svg:x="1.3cm" svg:y="6.2cm">
          <draw:text-box>
            <text:p text:style-name="P4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22:39:39.198000000</meta:creation-date>
    <dc:date>2017-05-15T22:43:17.670000000</dc:date>
    <meta:editing-duration>PT3M39S</meta:editing-duration>
    <meta:editing-cycles>1</meta:editing-cycles>
    <meta:document-statistic meta:object-count="12"/>
    <meta:generator>LibreOffice/5.2.4.2$Windows_X86_64 LibreOffice_project/3d5603e1122f0f102b62521720ab13a38a4e0eb0</meta:generator>
  </office:meta>
</office:document-meta>
</file>